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9966" draw:textarea-vertical-align="middle" draw:auto-grow-height="false" fo:min-height="0.749cm" fo:min-width="0.49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ccccff" draw:marker-start-width="0.381cm" draw:marker-end-width="0.381cm" draw:fill="solid" draw:fill-color="#ccccff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9966" draw:marker-start-width="0.381cm" draw:marker-end-width="0.381cm" draw:fill="solid" draw:fill-color="#ff9966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3pt" fo:font-style="italic"/>
    </style:style>
    <style:style style:name="P4" style:family="paragraph">
      <style:text-properties fo:font-family="Symbol"/>
    </style:style>
    <style:style style:name="T1" style:family="text">
      <style:text-properties fo:font-style="italic"/>
    </style:style>
    <style:style style:name="T2" style:family="text">
      <style:text-properties fo:font-size="13pt" fo:font-style="italic"/>
    </style:style>
    <style:style style:name="T3" style:family="text">
      <style:text-properties fo:font-family="Symbol"/>
    </style:style>
    <style:style style:name="T4" style:family="text">
      <style:text-properties style:text-position="-33% 58%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152cm" svg:height="3.055cm" svg:x="5.606cm" svg:y="3.156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2" draw:layer="layout" svg:width="1.176cm" svg:height="0.962cm" svg:x="8.615cm" svg:y="3.35cm">
          <draw:text-box>
            <text:p text:style-name="P2">1<text:span text:style-name="T1">s</text:span></text:p>
          </draw:text-box>
        </draw:frame>
        <draw:g>
          <draw:line draw:style-name="gr3" draw:text-style-name="P1" draw:layer="layout" svg:x1="4.482cm" svg:y1="4.049cm" svg:x2="9.903cm" svg:y2="5.356cm">
            <text:p text:style-name="P2"/>
          </draw:line>
          <draw:line draw:style-name="gr3" draw:text-style-name="P1" draw:layer="layout" svg:x1="5.45cm" svg:y1="6.324cm" svg:x2="9.08cm" svg:y2="2.823cm">
            <text:p text:style-name="P2"/>
          </draw:line>
          <draw:line draw:style-name="gr3" draw:text-style-name="P1" draw:layer="layout" svg:x1="7.177cm" svg:y1="2.129cm" svg:x2="7.177cm" svg:y2="6.727cm">
            <text:p text:style-name="P2"/>
          </draw:line>
          <draw:frame draw:style-name="gr2" draw:text-style-name="P3" draw:layer="layout" svg:width="0.731cm" svg:height="0.763cm" svg:x="9.695cm" svg:y="4.972cm">
            <draw:text-box>
              <text:p text:style-name="P2"><text:span text:style-name="T2">x</text:span></text:p>
            </draw:text-box>
          </draw:frame>
          <draw:frame draw:style-name="gr2" draw:text-style-name="P3" draw:layer="layout" svg:width="0.731cm" svg:height="0.763cm" svg:x="4.895cm" svg:y="6.073cm">
            <draw:text-box>
              <text:p text:style-name="P2"><text:span text:style-name="T2">y</text:span></text:p>
            </draw:text-box>
          </draw:frame>
          <draw:frame draw:style-name="gr2" draw:text-style-name="P3" draw:layer="layout" svg:width="0.731cm" svg:height="0.763cm" svg:x="6.795cm" svg:y="1.474cm">
            <draw:text-box>
              <text:p text:style-name="P2"><text:span text:style-name="T2">z</text:span></text:p>
            </draw:text-box>
          </draw:frame>
        </draw:g>
        <draw:g>
          <draw:line draw:style-name="gr3" draw:text-style-name="P1" draw:layer="layout" svg:x1="11.283cm" svg:y1="3.949cm" svg:x2="16.704cm" svg:y2="5.256cm">
            <text:p text:style-name="P2"/>
          </draw:line>
          <draw:line draw:style-name="gr3" draw:text-style-name="P1" draw:layer="layout" svg:x1="12.251cm" svg:y1="6.224cm" svg:x2="15.881cm" svg:y2="2.723cm">
            <text:p text:style-name="P2"/>
          </draw:line>
          <draw:line draw:style-name="gr3" draw:text-style-name="P1" draw:layer="layout" svg:x1="13.978cm" svg:y1="2.029cm" svg:x2="13.978cm" svg:y2="6.627cm">
            <text:p text:style-name="P2"/>
          </draw:line>
          <draw:frame draw:style-name="gr2" draw:text-style-name="P3" draw:layer="layout" svg:width="0.731cm" svg:height="0.763cm" svg:x="16.496cm" svg:y="4.872cm">
            <draw:text-box>
              <text:p text:style-name="P2"><text:span text:style-name="T2">x</text:span></text:p>
            </draw:text-box>
          </draw:frame>
          <draw:frame draw:style-name="gr2" draw:text-style-name="P3" draw:layer="layout" svg:width="0.731cm" svg:height="0.763cm" svg:x="11.696cm" svg:y="5.973cm">
            <draw:text-box>
              <text:p text:style-name="P2"><text:span text:style-name="T2">y</text:span></text:p>
            </draw:text-box>
          </draw:frame>
          <draw:frame draw:style-name="gr2" draw:text-style-name="P3" draw:layer="layout" svg:width="0.731cm" svg:height="0.763cm" svg:x="13.596cm" svg:y="1.374cm">
            <draw:text-box>
              <text:p text:style-name="P2"><text:span text:style-name="T2">z</text:span></text:p>
            </draw:text-box>
          </draw:frame>
        </draw:g>
        <draw:g>
          <draw:path draw:style-name="gr4" draw:text-style-name="P1" draw:layer="layout" svg:width="2.07cm" svg:height="1.044cm" svg:x="11.644cm" svg:y="3.504cm" svg:viewBox="0 0 2071 1045" svg:d="m0 543c166-238 192-258 192-258l271-219 298-66 311 40 291 139c0 0 410 410 403 410s305 456 305 456h-7z">
            <text:p text:style-name="P2"/>
          </draw:path>
          <draw:path draw:style-name="gr4" draw:text-style-name="P1" draw:layer="layout" svg:width="2.07cm" svg:height="1.044cm" draw:transform="rotate (2.65831098371206) translate (13.2184853089977cm 5.4907030387133cm)" svg:viewBox="0 0 2071 1045" svg:d="m2071 3104c-166-238-192-258-192-258l-271-219-298-66-311 40-291 139c0 0-410 410-403 410s-305 456-305 456h7z">
            <text:p text:style-name="P2"/>
          </draw:path>
        </draw:g>
        <draw:g>
          <draw:path draw:style-name="gr5" draw:text-style-name="P1" draw:layer="layout" svg:width="2.07cm" svg:height="1.044cm" draw:transform="rotate (3.1415926535892) translate (16.2940000000003cm 5.6869999999978cm)" svg:viewBox="0 0 2071 1045" svg:d="m0-10831c166-238 192-258 192-258l271-219 298-66 311 40 291 139c0 0 410 410 403 410s305 456 305 456h-7z">
            <text:p text:style-name="P2"/>
          </draw:path>
          <draw:path draw:style-name="gr5" draw:text-style-name="P1" draw:layer="layout" svg:width="2.07cm" svg:height="1.045cm" draw:transform="rotate (-0.483630735728723) translate (14.7200502616965cm 3.7000617474786cm)" svg:viewBox="0 0 2071 1046" svg:d="m2071-6595c-166-238-192-258-192-258l-271-219-298-66-311 40-291 139c0 0-410 411-403 411s-305 456-305 456h7z">
            <text:p text:style-name="P2"/>
          </draw:path>
        </draw:g>
        <draw:frame draw:style-name="gr2" draw:layer="layout" svg:width="0.87cm" svg:height="0.962cm" svg:x="14.984cm" svg:y="4.41cm">
          <draw:text-box>
            <text:p text:style-name="P2">+</text:p>
          </draw:text-box>
        </draw:frame>
        <draw:frame draw:style-name="gr2" draw:text-style-name="P4" draw:layer="layout" svg:width="0.849cm" svg:height="1.081cm" svg:x="12.043cm" svg:y="3.627cm">
          <draw:text-box>
            <text:p text:style-name="P2"><text:span text:style-name="T3">-</text:span></text:p>
          </draw:text-box>
        </draw:frame>
        <draw:frame draw:style-name="gr2" draw:layer="layout" svg:width="1.39cm" svg:height="1.114cm" svg:x="15.016cm" svg:y="3.25cm">
          <draw:text-box>
            <text:p text:style-name="P2">2<text:span text:style-name="T1">p</text:span><text:span text:style-name="T4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creation-date>2007-05-07T20:17:19</meta:creation-date>
    <dc:creator>Jussi Eloranta</dc:creator>
    <dc:date>2007-12-20T02:18:10</dc:date>
    <meta:editing-cycles>43</meta:editing-cycles>
    <meta:editing-duration>PT1H56M5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